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1.053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1.692cm"/>
    </style:style>
    <style:style style:name="co21" style:family="table-column">
      <style:table-column-properties fo:break-before="auto" style:column-width="1.63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2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4.9013524717971">
            <text:p>14.901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43.2680486523569">
            <text:p>43.2680</text:p>
          </table:table-cell>
          <table:table-cell table:style-name="ce2" office:value-type="float" office:value="258.22">
            <text:p>258.2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285.235525223681">
            <text:p>285.2355</text:p>
          </table:table-cell>
          <table:table-cell table:style-name="ce2" office:value-type="float" office:value="19.88">
            <text:p>19.8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21.9598878531747">
            <text:p>21.9599</text:p>
          </table:table-cell>
          <table:table-cell table:style-name="ce2" office:value-type="float" office:value="7.302">
            <text:p>7.302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8.06595075975262">
            <text:p>8.0660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3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4.753814328512">
            <text:p>14.7538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42.8396521310464">
            <text:p>42.8397</text:p>
          </table:table-cell>
          <table:table-cell table:style-name="ce3" table:formula="of:=[.S2]" office:value-type="float" office:value="258.22">
            <text:p>258.2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282.411411112556">
            <text:p>282.4114</text:p>
          </table:table-cell>
          <table:table-cell table:style-name="ce3" table:formula="of:=[.V2]" office:value-type="float" office:value="19.88">
            <text:p>19.8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21.7424632209651">
            <text:p>21.7425</text:p>
          </table:table-cell>
          <table:table-cell table:style-name="ce3" table:formula="of:=[.Y2]" office:value-type="float" office:value="7.302">
            <text:p>7.302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7.9860898611412">
            <text:p>7.9861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3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4.6077369589228">
            <text:p>14.6077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42.4154971594519">
            <text:p>42.4155</text:p>
          </table:table-cell>
          <table:table-cell table:style-name="ce3" table:formula="of:=[.S3]" office:value-type="float" office:value="258.22">
            <text:p>258.2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279.615258527283">
            <text:p>279.6153</text:p>
          </table:table-cell>
          <table:table-cell table:style-name="ce3" table:formula="of:=[.V3]" office:value-type="float" office:value="19.88">
            <text:p>19.8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21.5271913078862">
            <text:p>21.5272</text:p>
          </table:table-cell>
          <table:table-cell table:style-name="ce3" table:formula="of:=[.Y3]" office:value-type="float" office:value="7.302">
            <text:p>7.302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7.90701966449624">
            <text:p>7.9070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3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4.4631058999236">
            <text:p>14.463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41.9955417420316">
            <text:p>41.9955</text:p>
          </table:table-cell>
          <table:table-cell table:style-name="ce3" table:formula="of:=[.S4]" office:value-type="float" office:value="258.22">
            <text:p>258.2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276.846790621072">
            <text:p>276.8468</text:p>
          </table:table-cell>
          <table:table-cell table:style-name="ce3" table:formula="of:=[.V4]" office:value-type="float" office:value="19.88">
            <text:p>19.8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21.3140507998874">
            <text:p>21.3141</text:p>
          </table:table-cell>
          <table:table-cell table:style-name="ce3" table:formula="of:=[.Y4]" office:value-type="float" office:value="7.302">
            <text:p>7.302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7.82873234108539">
            <text:p>7.8287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3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4.3199068316075">
            <text:p>14.3199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41.5797442990412">
            <text:p>41.5797</text:p>
          </table:table-cell>
          <table:table-cell table:style-name="ce3" table:formula="of:=[.S5]" office:value-type="float" office:value="258.22">
            <text:p>258.2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274.10573328819">
            <text:p>274.1057</text:p>
          </table:table-cell>
          <table:table-cell table:style-name="ce3" table:formula="of:=[.V5]" office:value-type="float" office:value="19.88">
            <text:p>19.8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21.1030205939479">
            <text:p>21.1030</text:p>
          </table:table-cell>
          <table:table-cell table:style-name="ce3" table:formula="of:=[.Y5]" office:value-type="float" office:value="7.302">
            <text:p>7.302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7.7512201396885">
            <text:p>7.7512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64.65">
            <text:p>264.65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78.149809758965">
            <text:p>278.1498</text:p>
          </table:table-cell>
          <table:table-cell table:style-name="ce3" table:formula="of:=[.D6]" office:value-type="float" office:value="13.49">
            <text:p>13.49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4.178125575849">
            <text:p>14.1781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39.17">
            <text:p>39.17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41.168063662417">
            <text:p>41.1681</text:p>
          </table:table-cell>
          <table:table-cell table:style-name="ce3" table:formula="of:=[.S6]" office:value-type="float" office:value="258.22">
            <text:p>258.2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271.391815136822">
            <text:p>271.3918</text:p>
          </table:table-cell>
          <table:table-cell table:style-name="ce3" table:formula="of:=[.V6]" office:value-type="float" office:value="19.88">
            <text:p>19.8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20.894079795988">
            <text:p>20.8941</text:p>
          </table:table-cell>
          <table:table-cell table:style-name="ce3" table:formula="of:=[.Y6]" office:value-type="float" office:value="7.302">
            <text:p>7.302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7.6744753858302">
            <text:p>7.6745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3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4.0377480949">
            <text:p>14.0377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40.7604590717">
            <text:p>40.7605</text:p>
          </table:table-cell>
          <table:table-cell table:style-name="ce3" table:formula="of:=[.S7]" office:value-type="float" office:value="258.22">
            <text:p>258.2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68.7047674622">
            <text:p>268.7048</text:p>
          </table:table-cell>
          <table:table-cell table:style-name="ce3" table:formula="of:=[.V7]" office:value-type="float" office:value="19.88">
            <text:p>19.8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20.6872077188">
            <text:p>20.6872</text:p>
          </table:table-cell>
          <table:table-cell table:style-name="ce3" table:formula="of:=[.Y7]" office:value-type="float" office:value="7.302">
            <text:p>7.302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7.59849048102">
            <text:p>7.5985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3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3.89876049">
            <text:p>13.8988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40.35689017">
            <text:p>40.3569</text:p>
          </table:table-cell>
          <table:table-cell table:style-name="ce3" table:formula="of:=[.S8]" office:value-type="float" office:value="258.22">
            <text:p>258.2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66.04432422">
            <text:p>266.0443</text:p>
          </table:table-cell>
          <table:table-cell table:style-name="ce3" table:formula="of:=[.V8]" office:value-type="float" office:value="19.88">
            <text:p>19.8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20.48238388">
            <text:p>20.4824</text:p>
          </table:table-cell>
          <table:table-cell table:style-name="ce3" table:formula="of:=[.Y8]" office:value-type="float" office:value="7.302">
            <text:p>7.302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7.523257902">
            <text:p>7.5233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64.65">
            <text:p>264.65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69.969465">
            <text:p>269.9695</text:p>
          </table:table-cell>
          <table:table-cell table:style-name="ce3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3.761149">
            <text:p>13.7611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39.957317">
            <text:p>39.9573</text:p>
          </table:table-cell>
          <table:table-cell table:style-name="ce3" table:formula="of:=[.S9]" office:value-type="float" office:value="258.22">
            <text:p>258.2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63.410222">
            <text:p>263.4102</text:p>
          </table:table-cell>
          <table:table-cell table:style-name="ce3" table:formula="of:=[.V9]" office:value-type="float" office:value="19.88">
            <text:p>19.8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20.279588">
            <text:p>20.2796</text:p>
          </table:table-cell>
          <table:table-cell table:style-name="ce3" table:formula="of:=[.Y9]" office:value-type="float" office:value="7.302">
            <text:p>7.302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7.4487702">
            <text:p>7.4488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64.65">
            <text:p>264.65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67.2965">
            <text:p>267.2965</text:p>
          </table:table-cell>
          <table:table-cell table:style-name="ce3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3.6249">
            <text:p>13.6249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39.5617">
            <text:p>39.5617</text:p>
          </table:table-cell>
          <table:table-cell table:style-name="ce3" table:formula="of:=[.S10]" office:value-type="float" office:value="258.22">
            <text:p>258.2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60.8022">
            <text:p>260.8022</text:p>
          </table:table-cell>
          <table:table-cell table:style-name="ce3" table:formula="of:=[.V10]" office:value-type="float" office:value="19.88">
            <text:p>19.8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20.0788">
            <text:p>20.0788</text:p>
          </table:table-cell>
          <table:table-cell table:style-name="ce3" table:formula="of:=[.Y10]" office:value-type="float" office:value="7.302">
            <text:p>7.302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7.37502">
            <text:p>7.375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64.65">
            <text:p>264.65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64.65">
            <text:p>264.6500</text:p>
          </table:table-cell>
          <table:table-cell table:style-name="ce3" table:formula="of:=[.D11]" office:value-type="float" office:value="13.49">
            <text:p>13.49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3.49">
            <text:p>13.49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39.17">
            <text:p>39.17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39.17">
            <text:p>39.1700</text:p>
          </table:table-cell>
          <table:table-cell table:style-name="ce3" table:formula="of:=[.S11]" office:value-type="float" office:value="258.22">
            <text:p>258.2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58.22">
            <text:p>258.2200</text:p>
          </table:table-cell>
          <table:table-cell table:style-name="ce3" table:formula="of:=[.V11]" office:value-type="float" office:value="19.88">
            <text:p>19.8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19.88">
            <text:p>19.8800</text:p>
          </table:table-cell>
          <table:table-cell table:style-name="ce3" table:formula="of:=[.Y11]" office:value-type="float" office:value="7.302">
            <text:p>7.302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7.302">
            <text:p>7.302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64.65">
            <text:p>264.65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62.029702970297">
            <text:p>262.0297</text:p>
          </table:table-cell>
          <table:table-cell table:style-name="ce3" table:formula="of:=[.D12]" office:value-type="float" office:value="13.49">
            <text:p>13.49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3.3564356435644">
            <text:p>13.3564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39.17">
            <text:p>39.17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38.7821782178218">
            <text:p>38.7822</text:p>
          </table:table-cell>
          <table:table-cell table:style-name="ce3" table:formula="of:=[.S12]" office:value-type="float" office:value="258.22">
            <text:p>258.2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55.663366336634">
            <text:p>255.6634</text:p>
          </table:table-cell>
          <table:table-cell table:style-name="ce3" table:formula="of:=[.V12]" office:value-type="float" office:value="19.88">
            <text:p>19.8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19.6831683168317">
            <text:p>19.6832</text:p>
          </table:table-cell>
          <table:table-cell table:style-name="ce3" table:formula="of:=[.Y12]" office:value-type="float" office:value="7.302">
            <text:p>7.302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7.22970297029703">
            <text:p>7.2297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64.65">
            <text:p>264.65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59.435349475542">
            <text:p>259.4353</text:p>
          </table:table-cell>
          <table:table-cell table:style-name="ce3" table:formula="of:=[.D13]" office:value-type="float" office:value="13.49">
            <text:p>13.49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3.2241937064994">
            <text:p>13.2242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39.17">
            <text:p>39.17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38.3981962552691">
            <text:p>38.3982</text:p>
          </table:table-cell>
          <table:table-cell table:style-name="ce3" table:formula="of:=[.S13]" office:value-type="float" office:value="258.22">
            <text:p>258.2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53.132045877855">
            <text:p>253.1320</text:p>
          </table:table-cell>
          <table:table-cell table:style-name="ce3" table:formula="of:=[.V13]" office:value-type="float" office:value="19.88">
            <text:p>19.8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19.4882854622096">
            <text:p>19.4883</text:p>
          </table:table-cell>
          <table:table-cell table:style-name="ce3" table:formula="of:=[.Y13]" office:value-type="float" office:value="7.302">
            <text:p>7.302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7.15812175276934">
            <text:p>7.1581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3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3.0932610955439">
            <text:p>13.0933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38.0180160943258">
            <text:p>38.0180</text:p>
          </table:table-cell>
          <table:table-cell table:style-name="ce3" table:formula="of:=[.S14]" office:value-type="float" office:value="258.22">
            <text:p>258.2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50.625787997876">
            <text:p>250.6258</text:p>
          </table:table-cell>
          <table:table-cell table:style-name="ce3" table:formula="of:=[.V14]" office:value-type="float" office:value="19.88">
            <text:p>19.8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19.2953321408016">
            <text:p>19.2953</text:p>
          </table:table-cell>
          <table:table-cell table:style-name="ce3" table:formula="of:=[.Y14]" office:value-type="float" office:value="7.302">
            <text:p>7.302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7.08724926016766">
            <text:p>7.0872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3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2.9636248470732">
            <text:p>12.9636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37.6416000933919">
            <text:p>37.6416</text:p>
          </table:table-cell>
          <table:table-cell table:style-name="ce3" table:formula="of:=[.S15]" office:value-type="float" office:value="258.22">
            <text:p>258.2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248.144344552353">
            <text:p>248.1443</text:p>
          </table:table-cell>
          <table:table-cell table:style-name="ce3" table:formula="of:=[.V15]" office:value-type="float" office:value="19.88">
            <text:p>19.8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19.1042892483184">
            <text:p>19.1043</text:p>
          </table:table-cell>
          <table:table-cell table:style-name="ce3" table:formula="of:=[.Y15]" office:value-type="float" office:value="7.302">
            <text:p>7.302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7.01707847541352">
            <text:p>7.0171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64.65">
            <text:p>264.65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51.805394225126">
            <text:p>251.8054</text:p>
          </table:table-cell>
          <table:table-cell table:style-name="ce3" table:formula="of:=[.D16]" office:value-type="float" office:value="13.49">
            <text:p>13.49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2.835272125815">
            <text:p>12.8353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39.17">
            <text:p>39.17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37.2689109835563">
            <text:p>37.2689</text:p>
          </table:table-cell>
          <table:table-cell table:style-name="ce3" table:formula="of:=[.S16]" office:value-type="float" office:value="258.22">
            <text:p>258.2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245.687469853815">
            <text:p>245.6875</text:p>
          </table:table-cell>
          <table:table-cell table:style-name="ce3" table:formula="of:=[.V16]" office:value-type="float" office:value="19.88">
            <text:p>19.8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18.9151378696222">
            <text:p>18.9151</text:p>
          </table:table-cell>
          <table:table-cell table:style-name="ce3" table:formula="of:=[.Y16]" office:value-type="float" office:value="7.302">
            <text:p>7.302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6.94760245090448">
            <text:p>6.947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3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2.7081902235793">
            <text:p>12.7082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36.8999118649073">
            <text:p>36.8999</text:p>
          </table:table-cell>
          <table:table-cell table:style-name="ce3" table:formula="of:=[.S17]" office:value-type="float" office:value="258.22">
            <text:p>258.2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243.254920647341">
            <text:p>243.2549</text:p>
          </table:table-cell>
          <table:table-cell table:style-name="ce3" table:formula="of:=[.V17]" office:value-type="float" office:value="19.88">
            <text:p>19.8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18.7278592768536">
            <text:p>18.7279</text:p>
          </table:table-cell>
          <table:table-cell table:style-name="ce3" table:formula="of:=[.Y17]" office:value-type="float" office:value="7.302">
            <text:p>7.302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6.87881430782622">
            <text:p>6.8788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3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2.5823665579993">
            <text:p>12.5824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36.5345662028785">
            <text:p>36.5346</text:p>
          </table:table-cell>
          <table:table-cell table:style-name="ce3" table:formula="of:=[.S18]" office:value-type="float" office:value="258.22">
            <text:p>258.2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40.846456086477">
            <text:p>240.8465</text:p>
          </table:table-cell>
          <table:table-cell table:style-name="ce3" table:formula="of:=[.V18]" office:value-type="float" office:value="19.88">
            <text:p>19.8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18.5424349275778">
            <text:p>18.5424</text:p>
          </table:table-cell>
          <table:table-cell table:style-name="ce3" table:formula="of:=[.Y18]" office:value-type="float" office:value="7.302">
            <text:p>7.302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6.8107072354715">
            <text:p>6.8107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3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2.4577886712864">
            <text:p>12.4578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36.1728378246322">
            <text:p>36.1728</text:p>
          </table:table-cell>
          <table:table-cell table:style-name="ce3" table:formula="of:=[.S19]" office:value-type="float" office:value="258.22">
            <text:p>258.2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38.461837709383">
            <text:p>238.4618</text:p>
          </table:table-cell>
          <table:table-cell table:style-name="ce3" table:formula="of:=[.V19]" office:value-type="float" office:value="19.88">
            <text:p>19.8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18.3588464629484">
            <text:p>18.3588</text:p>
          </table:table-cell>
          <table:table-cell table:style-name="ce3" table:formula="of:=[.Y19]" office:value-type="float" office:value="7.302">
            <text:p>7.302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6.74327449056584">
            <text:p>6.7433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3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2.3344442289964">
            <text:p>12.3344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35.8146909154774">
            <text:p>35.8147</text:p>
          </table:table-cell>
          <table:table-cell table:style-name="ce3" table:formula="of:=[.S20]" office:value-type="float" office:value="258.22">
            <text:p>258.2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36.10082941523">
            <text:p>236.1008</text:p>
          </table:table-cell>
          <table:table-cell table:style-name="ce3" table:formula="of:=[.V20]" office:value-type="float" office:value="19.88">
            <text:p>19.8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18.1770757058895">
            <text:p>18.1771</text:p>
          </table:table-cell>
          <table:table-cell table:style-name="ce3" table:formula="of:=[.Y20]" office:value-type="float" office:value="7.302">
            <text:p>7.302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6.67650939659984">
            <text:p>6.6765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3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2.2123210188083">
            <text:p>12.2123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35.4600900153241">
            <text:p>35.4601</text:p>
          </table:table-cell>
          <table:table-cell table:style-name="ce3" table:formula="of:=[.S21]" office:value-type="float" office:value="258.22">
            <text:p>258.2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33.763197440822">
            <text:p>233.7632</text:p>
          </table:table-cell>
          <table:table-cell table:style-name="ce3" table:formula="of:=[.V21]" office:value-type="float" office:value="19.88">
            <text:p>19.8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17.9971046592965">
            <text:p>17.9971</text:p>
          </table:table-cell>
          <table:table-cell table:style-name="ce3" table:formula="of:=[.Y21]" office:value-type="float" office:value="7.302">
            <text:p>7.302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6.61040534316816">
            <text:p>6.610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2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22.6447535709297">
            <text:p>22.6448</text:p>
          </table:table-cell>
          <table:table-cell table:style-name="ce2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22.2029047207652">
            <text:p>22.2029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21729358220315">
            <text:p>1.2173</text:p>
          </table:table-cell>
          <table:table-cell table:style-name="ce2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36973143550989">
            <text:p>1.3697</text:p>
          </table:table-cell>
          <table:table-cell table:style-name="ce2" office:value-type="float" office:value="1.363">
            <text:p>1.363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50559995693547">
            <text:p>1.5056</text:p>
          </table:table-cell>
          <table:table-cell table:style-name="ce2" office:value-type="float" office:value="1.57">
            <text:p>1.57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73425673689559">
            <text:p>1.7343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3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22.4205480900294">
            <text:p>22.4205</text:p>
          </table:table-cell>
          <table:table-cell table:style-name="ce3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21.9830739809557">
            <text:p>21.9831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20524117049817">
            <text:p>1.2052</text:p>
          </table:table-cell>
          <table:table-cell table:style-name="ce3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35616973812861">
            <text:p>1.3562</text:p>
          </table:table-cell>
          <table:table-cell table:style-name="ce3" table:formula="of:=[.V25]" office:value-type="float" office:value="1.363">
            <text:p>1.363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49069302666878">
            <text:p>1.4907</text:p>
          </table:table-cell>
          <table:table-cell table:style-name="ce3" table:formula="of:=[.Y25]" office:value-type="float" office:value="1.57">
            <text:p>1.57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71708587811445">
            <text:p>1.7171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3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22.1985624653756">
            <text:p>22.1986</text:p>
          </table:table-cell>
          <table:table-cell table:style-name="ce3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21.7654197831244">
            <text:p>21.7654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19330808960214">
            <text:p>1.1933</text:p>
          </table:table-cell>
          <table:table-cell table:style-name="ce3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34274231497882">
            <text:p>1.3427</text:p>
          </table:table-cell>
          <table:table-cell table:style-name="ce3" table:formula="of:=[.V26]" office:value-type="float" office:value="1.363">
            <text:p>1.363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47593368977107">
            <text:p>1.4759</text:p>
          </table:table-cell>
          <table:table-cell table:style-name="ce3" table:formula="of:=[.Y26]" office:value-type="float" office:value="1.57">
            <text:p>1.57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70008502783609">
            <text:p>1.7001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3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21.9787747181937">
            <text:p>21.9788</text:p>
          </table:table-cell>
          <table:table-cell table:style-name="ce3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21.5499205773509">
            <text:p>21.5499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18149315802193">
            <text:p>1.1815</text:p>
          </table:table-cell>
          <table:table-cell table:style-name="ce3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32944783661269">
            <text:p>1.3294</text:p>
          </table:table-cell>
          <table:table-cell table:style-name="ce3" table:formula="of:=[.V27]" office:value-type="float" office:value="1.363">
            <text:p>1.363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46132048492185">
            <text:p>1.4613</text:p>
          </table:table-cell>
          <table:table-cell table:style-name="ce3" table:formula="of:=[.Y27]" office:value-type="float" office:value="1.57">
            <text:p>1.57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68325250280801">
            <text:p>1.6833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3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21.7611630873205">
            <text:p>21.7612</text:p>
          </table:table-cell>
          <table:table-cell table:style-name="ce3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21.3365550270801">
            <text:p>21.3366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1697952059623">
            <text:p>1.1698</text:p>
          </table:table-cell>
          <table:table-cell table:style-name="ce3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31628498674524">
            <text:p>1.3163</text:p>
          </table:table-cell>
          <table:table-cell table:style-name="ce3" table:formula="of:=[.V28]" office:value-type="float" office:value="1.363">
            <text:p>1.363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44685196526916">
            <text:p>1.4469</text:p>
          </table:table-cell>
          <table:table-cell table:style-name="ce3" table:formula="of:=[.Y28]" office:value-type="float" office:value="1.57">
            <text:p>1.57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66658663644357">
            <text:p>1.6666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44">
            <text:p>1.44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513454472144">
            <text:p>1.5135</text:p>
          </table:table-cell>
          <table:table-cell table:style-name="ce3" table:formula="of:=[.D29]" office:value-type="float" office:value="20.5">
            <text:p>20.5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21.54570602705">
            <text:p>21.5457</text:p>
          </table:table-cell>
          <table:table-cell table:style-name="ce3" table:formula="of:=[.G29]" office:value-type="float" office:value="20.1">
            <text:p>20.10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21.12530200701">
            <text:p>21.1253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102">
            <text:p>1.102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1582130752102">
            <text:p>1.1582</text:p>
          </table:table-cell>
          <table:table-cell table:style-name="ce3" table:formula="of:=[.S29]" office:value-type="float" office:value="1.24">
            <text:p>1.24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303252462124">
            <text:p>1.3033</text:p>
          </table:table-cell>
          <table:table-cell table:style-name="ce3" table:formula="of:=[.V29]" office:value-type="float" office:value="1.363">
            <text:p>1.363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4325266982863">
            <text:p>1.4325</text:p>
          </table:table-cell>
          <table:table-cell table:style-name="ce3" table:formula="of:=[.Y29]" office:value-type="float" office:value="1.57">
            <text:p>1.57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650085778657">
            <text:p>1.6501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3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21.332382205">
            <text:p>21.3324</text:p>
          </table:table-cell>
          <table:table-cell table:style-name="ce3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0.916140601">
            <text:p>20.9161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14674561902">
            <text:p>1.1467</text:p>
          </table:table-cell>
          <table:table-cell table:style-name="ce3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2903489724">
            <text:p>1.2903</text:p>
          </table:table-cell>
          <table:table-cell table:style-name="ce3" table:formula="of:=[.V30]" office:value-type="float" office:value="1.363">
            <text:p>1.363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41834326563">
            <text:p>1.4183</text:p>
          </table:table-cell>
          <table:table-cell table:style-name="ce3" table:formula="of:=[.Y30]" office:value-type="float" office:value="1.57">
            <text:p>1.57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6337482957">
            <text:p>1.6337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3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21.1211705">
            <text:p>21.1212</text:p>
          </table:table-cell>
          <table:table-cell table:style-name="ce3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0.7090501">
            <text:p>20.7091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135391702">
            <text:p>1.1354</text:p>
          </table:table-cell>
          <table:table-cell table:style-name="ce3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27757324">
            <text:p>1.2776</text:p>
          </table:table-cell>
          <table:table-cell table:style-name="ce3" table:formula="of:=[.V31]" office:value-type="float" office:value="1.363">
            <text:p>1.363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404300263">
            <text:p>1.4043</text:p>
          </table:table-cell>
          <table:table-cell table:style-name="ce3" table:formula="of:=[.Y31]" office:value-type="float" office:value="1.57">
            <text:p>1.57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61757257">
            <text:p>1.6176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3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20.91205">
            <text:p>20.9121</text:p>
          </table:table-cell>
          <table:table-cell table:style-name="ce3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0.50401">
            <text:p>20.5040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1241502">
            <text:p>1.1242</text:p>
          </table:table-cell>
          <table:table-cell table:style-name="ce3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264924">
            <text:p>1.2649</text:p>
          </table:table-cell>
          <table:table-cell table:style-name="ce3" table:formula="of:=[.V32]" office:value-type="float" office:value="1.363">
            <text:p>1.363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3903963">
            <text:p>1.3904</text:p>
          </table:table-cell>
          <table:table-cell table:style-name="ce3" table:formula="of:=[.Y32]" office:value-type="float" office:value="1.57">
            <text:p>1.57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601557">
            <text:p>1.6016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3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20.705">
            <text:p>20.7050</text:p>
          </table:table-cell>
          <table:table-cell table:style-name="ce3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0.301">
            <text:p>20.3010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11302">
            <text:p>1.1130</text:p>
          </table:table-cell>
          <table:table-cell table:style-name="ce3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2524">
            <text:p>1.2524</text:p>
          </table:table-cell>
          <table:table-cell table:style-name="ce3" table:formula="of:=[.V33]" office:value-type="float" office:value="1.363">
            <text:p>1.363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37663">
            <text:p>1.3766</text:p>
          </table:table-cell>
          <table:table-cell table:style-name="ce3" table:formula="of:=[.Y33]" office:value-type="float" office:value="1.57">
            <text:p>1.57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5857">
            <text:p>1.5857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44">
            <text:p>1.44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44">
            <text:p>1.4400</text:p>
          </table:table-cell>
          <table:table-cell table:style-name="ce3" table:formula="of:=[.D34]" office:value-type="float" office:value="20.5">
            <text:p>20.5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20.5">
            <text:p>20.5000</text:p>
          </table:table-cell>
          <table:table-cell table:style-name="ce3" table:formula="of:=[.G34]" office:value-type="float" office:value="20.1">
            <text:p>20.10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0.1">
            <text:p>20.10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102">
            <text:p>1.102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102">
            <text:p>1.1020</text:p>
          </table:table-cell>
          <table:table-cell table:style-name="ce3" table:formula="of:=[.S34]" office:value-type="float" office:value="1.24">
            <text:p>1.24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24">
            <text:p>1.2400</text:p>
          </table:table-cell>
          <table:table-cell table:style-name="ce3" table:formula="of:=[.V34]" office:value-type="float" office:value="1.363">
            <text:p>1.363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363">
            <text:p>1.3630</text:p>
          </table:table-cell>
          <table:table-cell table:style-name="ce3" table:formula="of:=[.Y34]" office:value-type="float" office:value="1.57">
            <text:p>1.57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57">
            <text:p>1.57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44">
            <text:p>1.44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42574257425743">
            <text:p>1.4257</text:p>
          </table:table-cell>
          <table:table-cell table:style-name="ce3" table:formula="of:=[.D35]" office:value-type="float" office:value="20.5">
            <text:p>20.5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20.2970297029703">
            <text:p>20.2970</text:p>
          </table:table-cell>
          <table:table-cell table:style-name="ce3" table:formula="of:=[.G35]" office:value-type="float" office:value="20.1">
            <text:p>20.10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19.9009900990099">
            <text:p>19.9010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102">
            <text:p>1.102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09108910891089">
            <text:p>1.0911</text:p>
          </table:table-cell>
          <table:table-cell table:style-name="ce3" table:formula="of:=[.S35]" office:value-type="float" office:value="1.24">
            <text:p>1.24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22772277227723">
            <text:p>1.2277</text:p>
          </table:table-cell>
          <table:table-cell table:style-name="ce3" table:formula="of:=[.V35]" office:value-type="float" office:value="1.363">
            <text:p>1.363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34950495049505">
            <text:p>1.3495</text:p>
          </table:table-cell>
          <table:table-cell table:style-name="ce3" table:formula="of:=[.Y35]" office:value-type="float" office:value="1.57">
            <text:p>1.57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55445544554455">
            <text:p>1.5545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44">
            <text:p>1.44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41162631114597">
            <text:p>1.4116</text:p>
          </table:table-cell>
          <table:table-cell table:style-name="ce3" table:formula="of:=[.D36]" office:value-type="float" office:value="20.5">
            <text:p>20.5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20.0960690128419">
            <text:p>20.0961</text:p>
          </table:table-cell>
          <table:table-cell table:style-name="ce3" table:formula="of:=[.G36]" office:value-type="float" office:value="20.1">
            <text:p>20.10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19.7039505930791">
            <text:p>19.7040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102">
            <text:p>1.102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08028624644643">
            <text:p>1.0803</text:p>
          </table:table-cell>
          <table:table-cell table:style-name="ce3" table:formula="of:=[.S36]" office:value-type="float" office:value="1.24">
            <text:p>1.24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21556710126458">
            <text:p>1.2156</text:p>
          </table:table-cell>
          <table:table-cell table:style-name="ce3" table:formula="of:=[.V36]" office:value-type="float" office:value="1.363">
            <text:p>1.363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33614351534163">
            <text:p>1.3361</text:p>
          </table:table-cell>
          <table:table-cell table:style-name="ce3" table:formula="of:=[.Y36]" office:value-type="float" office:value="1.57">
            <text:p>1.57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53906479756887">
            <text:p>1.5391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3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19.8970980325167">
            <text:p>19.8971</text:p>
          </table:table-cell>
          <table:table-cell table:style-name="ce3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19.5088619733457">
            <text:p>19.5089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06959034301626">
            <text:p>1.0696</text:p>
          </table:table-cell>
          <table:table-cell table:style-name="ce3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20353178343028">
            <text:p>1.2035</text:p>
          </table:table-cell>
          <table:table-cell table:style-name="ce3" table:formula="of:=[.V37]" office:value-type="float" office:value="1.363">
            <text:p>1.363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32291437162538">
            <text:p>1.3229</text:p>
          </table:table-cell>
          <table:table-cell table:style-name="ce3" table:formula="of:=[.Y37]" office:value-type="float" office:value="1.57">
            <text:p>1.57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5238265322464">
            <text:p>1.5238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3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19.7000970618977">
            <text:p>19.7001</text:p>
          </table:table-cell>
          <table:table-cell table:style-name="ce3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19.3157049241046">
            <text:p>19.3157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05900033962006">
            <text:p>1.0590</text:p>
          </table:table-cell>
          <table:table-cell table:style-name="ce3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19161562715869">
            <text:p>1.1916</text:p>
          </table:table-cell>
          <table:table-cell table:style-name="ce3" table:formula="of:=[.V38]" office:value-type="float" office:value="1.363">
            <text:p>1.363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30981620953008">
            <text:p>1.3098</text:p>
          </table:table-cell>
          <table:table-cell table:style-name="ce3" table:formula="of:=[.Y38]" office:value-type="float" office:value="1.57">
            <text:p>1.57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50873914083802">
            <text:p>1.5087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44">
            <text:p>1.44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37011059015372">
            <text:p>1.3701</text:p>
          </table:table-cell>
          <table:table-cell table:style-name="ce3" table:formula="of:=[.D39]" office:value-type="float" office:value="20.5">
            <text:p>20.5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19.5050465959383">
            <text:p>19.5050</text:p>
          </table:table-cell>
          <table:table-cell table:style-name="ce3" table:formula="of:=[.G39]" office:value-type="float" office:value="20.1">
            <text:p>20.10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19.1244603208956">
            <text:p>19.124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102">
            <text:p>1.102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04851518774264">
            <text:p>1.0485</text:p>
          </table:table-cell>
          <table:table-cell table:style-name="ce3" table:formula="of:=[.S39]" office:value-type="float" office:value="1.24">
            <text:p>1.24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17981745263237">
            <text:p>1.1798</text:p>
          </table:table-cell>
          <table:table-cell table:style-name="ce3" table:formula="of:=[.V39]" office:value-type="float" office:value="1.363">
            <text:p>1.363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296847732208">
            <text:p>1.2968</text:p>
          </table:table-cell>
          <table:table-cell table:style-name="ce3" table:formula="of:=[.Y39]" office:value-type="float" office:value="1.57">
            <text:p>1.57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4938011295426">
            <text:p>1.493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3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19.3119273227112">
            <text:p>19.3119</text:p>
          </table:table-cell>
          <table:table-cell table:style-name="ce3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18.9351092286096">
            <text:p>18.93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03813384925014">
            <text:p>1.0381</text:p>
          </table:table-cell>
          <table:table-cell table:style-name="ce3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6813609171522">
            <text:p>1.1681</text:p>
          </table:table-cell>
          <table:table-cell table:style-name="ce3" table:formula="of:=[.V40]" office:value-type="float" office:value="1.363">
            <text:p>1.363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28400765565148">
            <text:p>1.2840</text:p>
          </table:table-cell>
          <table:table-cell table:style-name="ce3" table:formula="of:=[.Y40]" office:value-type="float" office:value="1.57">
            <text:p>1.57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4790110193491">
            <text:p>1.4790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3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19.1207201214963">
            <text:p>19.1207</text:p>
          </table:table-cell>
          <table:table-cell table:style-name="ce3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18.7476328996134">
            <text:p>18.7476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02785529628726">
            <text:p>1.0279</text:p>
          </table:table-cell>
          <table:table-cell table:style-name="ce3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15657038783685">
            <text:p>1.1566</text:p>
          </table:table-cell>
          <table:table-cell table:style-name="ce3" table:formula="of:=[.V41]" office:value-type="float" office:value="1.363">
            <text:p>1.363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27129470856583">
            <text:p>1.2713</text:p>
          </table:table-cell>
          <table:table-cell table:style-name="ce3" table:formula="of:=[.Y41]" office:value-type="float" office:value="1.57">
            <text:p>1.57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4643673458902">
            <text:p>1.4644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3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18.9314060608874">
            <text:p>18.9314</text:p>
          </table:table-cell>
          <table:table-cell table:style-name="ce3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18.5620127718945">
            <text:p>18.5620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01767851117551">
            <text:p>1.0177</text:p>
          </table:table-cell>
          <table:table-cell table:style-name="ce3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14511919587807">
            <text:p>1.1451</text:p>
          </table:table-cell>
          <table:table-cell table:style-name="ce3" table:formula="of:=[.V42]" office:value-type="float" office:value="1.363">
            <text:p>1.363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25870763224339">
            <text:p>1.2587</text:p>
          </table:table-cell>
          <table:table-cell table:style-name="ce3" table:formula="of:=[.Y42]" office:value-type="float" office:value="1.57">
            <text:p>1.57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44986865929723">
            <text:p>1.449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3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18.7439663969182">
            <text:p>18.7440</text:p>
          </table:table-cell>
          <table:table-cell table:style-name="ce3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18.3782304672223">
            <text:p>18.378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00760248631238">
            <text:p>1.0076</text:p>
          </table:table-cell>
          <table:table-cell table:style-name="ce3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13378138205749">
            <text:p>1.1338</text:p>
          </table:table-cell>
          <table:table-cell table:style-name="ce3" table:formula="of:=[.V43]" office:value-type="float" office:value="1.363">
            <text:p>1.363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246245180439">
            <text:p>1.2462</text:p>
          </table:table-cell>
          <table:table-cell table:style-name="ce3" table:formula="of:=[.Y43]" office:value-type="float" office:value="1.57">
            <text:p>1.57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43551352405666">
            <text:p>1.4355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3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18.5583825712062">
            <text:p>18.5584</text:p>
          </table:table-cell>
          <table:table-cell table:style-name="ce3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18.196267789329">
            <text:p>18.1963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997626224071668">
            <text:p>0.9976</text:p>
          </table:table-cell>
          <table:table-cell table:style-name="ce3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1225558238193">
            <text:p>1.1226</text:p>
          </table:table-cell>
          <table:table-cell table:style-name="ce3" table:formula="of:=[.V44]" office:value-type="float" office:value="1.363">
            <text:p>1.363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23390611924654">
            <text:p>1.2339</text:p>
          </table:table-cell>
          <table:table-cell table:style-name="ce3" table:formula="of:=[.Y44]" office:value-type="float" office:value="1.57">
            <text:p>1.57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42130051886798">
            <text:p>1.421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52134">
            <text:p>752134</text:p>
          </table:table-cell>
          <table:table-cell/>
          <table:table-cell table:style-name="ce6"/>
          <table:table-cell table:style-name="ce1" office:value-type="float" office:value="678215">
            <text:p>678215</text:p>
          </table:table-cell>
          <table:table-cell/>
          <table:table-cell table:style-name="ce6"/>
          <table:table-cell table:style-name="ce1" office:value-type="float" office:value="748905">
            <text:p>74890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425143">
            <text:p>2425143</text:p>
          </table:table-cell>
          <table:table-cell/>
          <table:table-cell table:style-name="ce6"/>
          <table:table-cell table:style-name="ce1" office:value-type="float" office:value="2031527">
            <text:p>2031527</text:p>
          </table:table-cell>
          <table:table-cell/>
          <table:table-cell table:style-name="ce6"/>
          <table:table-cell table:style-name="ce1" office:value-type="float" office:value="1959177">
            <text:p>195917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26.62139322241">
            <text:p>26.6214</text:p>
          </table:table-cell>
          <table:table-cell table:style-name="ce2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26.3578150716931">
            <text:p>26.3578</text:p>
          </table:table-cell>
          <table:table-cell table:style-name="ce3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26.0968466056367">
            <text:p>26.0968</text:p>
          </table:table-cell>
          <table:table-cell table:style-name="ce3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25.8384619857789">
            <text:p>25.8385</text:p>
          </table:table-cell>
          <table:table-cell table:style-name="ce3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25.5826356294841">
            <text:p>25.5826</text:p>
          </table:table-cell>
          <table:table-cell table:style-name="ce3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4.50393869138">
            <text:p>14.5039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25.32934220741">
            <text:p>25.3293</text:p>
          </table:table-cell>
          <table:table-cell table:style-name="ce3" table:formula="of:=[.Y6]" office:value-type="float" office:value="13.8">
            <text:p>13.8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14.50393869138">
            <text:p>14.503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25.078556641">
            <text:p>25.0786</text:p>
          </table:table-cell>
          <table:table-cell table:style-name="ce3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24.8302541">
            <text:p>24.8303</text:p>
          </table:table-cell>
          <table:table-cell table:style-name="ce3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8">
            <text:p>13.8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4.07738">
            <text:p>14.0774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24.58441">
            <text:p>24.5844</text:p>
          </table:table-cell>
          <table:table-cell table:style-name="ce3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8">
            <text:p>13.8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938">
            <text:p>13.9380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24.341">
            <text:p>24.3410</text:p>
          </table:table-cell>
          <table:table-cell table:style-name="ce3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8">
            <text:p>13.80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24.1">
            <text:p>24.1000</text:p>
          </table:table-cell>
          <table:table-cell table:style-name="ce3" table:formula="of:=[.Y11]" office:value-type="float" office:value="13.8">
            <text:p>13.8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13.8">
            <text:p>13.8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8">
            <text:p>13.8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6633663366337">
            <text:p>13.6634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24.1">
            <text:p>24.1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23.8613861386139">
            <text:p>23.8614</text:p>
          </table:table-cell>
          <table:table-cell table:style-name="ce3" table:formula="of:=[.Y12]" office:value-type="float" office:value="13.8">
            <text:p>13.8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8">
            <text:p>13.8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3.5280854818155">
            <text:p>13.5281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24.1">
            <text:p>24.1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23.6251347907068">
            <text:p>23.6251</text:p>
          </table:table-cell>
          <table:table-cell table:style-name="ce3" table:formula="of:=[.Y13]" office:value-type="float" office:value="13.8">
            <text:p>13.8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23.3912225650562">
            <text:p>23.3912</text:p>
          </table:table-cell>
          <table:table-cell table:style-name="ce3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23.1596263020359">
            <text:p>23.1596</text:p>
          </table:table-cell>
          <table:table-cell table:style-name="ce3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3.1302264889731">
            <text:p>13.1302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22.9303230713226">
            <text:p>22.9303</text:p>
          </table:table-cell>
          <table:table-cell table:style-name="ce3" table:formula="of:=[.Y16]" office:value-type="float" office:value="13.8">
            <text:p>13.8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13.1302264889731">
            <text:p>13.1302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22.7032901696264">
            <text:p>22.7033</text:p>
          </table:table-cell>
          <table:table-cell table:style-name="ce3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22.478505118442">
            <text:p>22.4785</text:p>
          </table:table-cell>
          <table:table-cell table:style-name="ce3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22.2559456618237">
            <text:p>22.2559</text:p>
          </table:table-cell>
          <table:table-cell table:style-name="ce3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22.0355897641819">
            <text:p>22.0356</text:p>
          </table:table-cell>
          <table:table-cell table:style-name="ce3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21.8174156081009">
            <text:p>21.8174</text:p>
          </table:table-cell>
          <table:table-cell table:style-name="ce3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2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61053905884954">
            <text:p>1.6105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74309371389888">
            <text:p>1.7431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43490414090915">
            <text:p>1.4349</text:p>
          </table:table-cell>
          <table:table-cell table:style-name="ce2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36531294700825">
            <text:p>1.3653</text:p>
          </table:table-cell>
          <table:table-cell table:style-name="ce2" office:value-type="float" office:value="1.303">
            <text:p>1.303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4393226294108">
            <text:p>1.4393</text:p>
          </table:table-cell>
          <table:table-cell table:style-name="ce2" office:value-type="float" office:value="1.322">
            <text:p>1.322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46031044979361">
            <text:p>1.4603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3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1.5945931275738">
            <text:p>1.5946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72583536029592">
            <text:p>1.7258</text:p>
          </table:table-cell>
          <table:table-cell table:style-name="ce3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42069716921698">
            <text:p>1.4207</text:p>
          </table:table-cell>
          <table:table-cell table:style-name="ce3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35179499703787">
            <text:p>1.3518</text:p>
          </table:table-cell>
          <table:table-cell table:style-name="ce3" table:formula="of:=[.V25]" office:value-type="float" office:value="1.303">
            <text:p>1.303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42507191030772">
            <text:p>1.4251</text:p>
          </table:table-cell>
          <table:table-cell table:style-name="ce3" table:formula="of:=[.Y25]" office:value-type="float" office:value="1.322">
            <text:p>1.322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44585193048873">
            <text:p>1.4459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3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1.57880507680574">
            <text:p>1.578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70874788148111">
            <text:p>1.7087</text:p>
          </table:table-cell>
          <table:table-cell table:style-name="ce3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40663086061088">
            <text:p>1.4066</text:p>
          </table:table-cell>
          <table:table-cell table:style-name="ce3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33841088815631">
            <text:p>1.3384</text:p>
          </table:table-cell>
          <table:table-cell table:style-name="ce3" table:formula="of:=[.V26]" office:value-type="float" office:value="1.303">
            <text:p>1.303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41096228743339">
            <text:p>1.4110</text:p>
          </table:table-cell>
          <table:table-cell table:style-name="ce3" table:formula="of:=[.Y26]" office:value-type="float" office:value="1.322">
            <text:p>1.322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43153656484032">
            <text:p>1.431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3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1.56317334337202">
            <text:p>1.5632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69182958562486">
            <text:p>1.6918</text:p>
          </table:table-cell>
          <table:table-cell table:style-name="ce3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39270382238701">
            <text:p>1.3927</text:p>
          </table:table-cell>
          <table:table-cell table:style-name="ce3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32515929520426">
            <text:p>1.3252</text:p>
          </table:table-cell>
          <table:table-cell table:style-name="ce3" table:formula="of:=[.V27]" office:value-type="float" office:value="1.303">
            <text:p>1.303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9699236379543">
            <text:p>1.3970</text:p>
          </table:table-cell>
          <table:table-cell table:style-name="ce3" table:formula="of:=[.Y27]" office:value-type="float" office:value="1.322">
            <text:p>1.322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41736293548547">
            <text:p>1.4174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3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1.54769637957626">
            <text:p>1.5477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67507879764838">
            <text:p>1.6751</text:p>
          </table:table-cell>
          <table:table-cell table:style-name="ce3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3789146756307">
            <text:p>1.3789</text:p>
          </table:table-cell>
          <table:table-cell table:style-name="ce3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31203890614284">
            <text:p>1.3120</text:p>
          </table:table-cell>
          <table:table-cell table:style-name="ce3" table:formula="of:=[.V28]" office:value-type="float" office:value="1.303">
            <text:p>1.303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831607562331">
            <text:p>1.3832</text:p>
          </table:table-cell>
          <table:table-cell table:style-name="ce3" table:formula="of:=[.Y28]" office:value-type="float" office:value="1.322">
            <text:p>1.322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40332963909452">
            <text:p>1.4033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387333266132">
            <text:p>1.3873</text:p>
          </table:table-cell>
          <table:table-cell table:style-name="ce3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1.5323726530458">
            <text:p>1.5324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6584938590578">
            <text:p>1.6585</text:p>
          </table:table-cell>
          <table:table-cell table:style-name="ce3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3652620550799">
            <text:p>1.3653</text:p>
          </table:table-cell>
          <table:table-cell table:style-name="ce3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2990484219236">
            <text:p>1.2990</text:p>
          </table:table-cell>
          <table:table-cell table:style-name="ce3" table:formula="of:=[.V29]" office:value-type="float" office:value="1.303">
            <text:p>1.303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3694660952803">
            <text:p>1.3695</text:p>
          </table:table-cell>
          <table:table-cell table:style-name="ce3" table:formula="of:=[.Y29]" office:value-type="float" office:value="1.322">
            <text:p>1.322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3894352862322">
            <text:p>1.3894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3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1.51720064658">
            <text:p>1.5172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64207312778">
            <text:p>1.6421</text:p>
          </table:table-cell>
          <table:table-cell table:style-name="ce3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35174460899">
            <text:p>1.3517</text:p>
          </table:table-cell>
          <table:table-cell table:style-name="ce3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28618655636">
            <text:p>1.2862</text:p>
          </table:table-cell>
          <table:table-cell table:style-name="ce3" table:formula="of:=[.V30]" office:value-type="float" office:value="1.303">
            <text:p>1.303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35590702503">
            <text:p>1.3559</text:p>
          </table:table-cell>
          <table:table-cell table:style-name="ce3" table:formula="of:=[.Y30]" office:value-type="float" office:value="1.322">
            <text:p>1.322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37567850122">
            <text:p>1.3757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3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1.502178858">
            <text:p>1.5022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625814978">
            <text:p>1.6258</text:p>
          </table:table-cell>
          <table:table-cell table:style-name="ce3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338360999">
            <text:p>1.3384</text:p>
          </table:table-cell>
          <table:table-cell table:style-name="ce3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273452036">
            <text:p>1.2735</text:p>
          </table:table-cell>
          <table:table-cell table:style-name="ce3" table:formula="of:=[.V31]" office:value-type="float" office:value="1.303">
            <text:p>1.303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342482203">
            <text:p>1.3425</text:p>
          </table:table-cell>
          <table:table-cell table:style-name="ce3" table:formula="of:=[.Y31]" office:value-type="float" office:value="1.322">
            <text:p>1.322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362057922">
            <text:p>1.3621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3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1.4873058">
            <text:p>1.487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6097178">
            <text:p>1.6097</text:p>
          </table:table-cell>
          <table:table-cell table:style-name="ce3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3251099">
            <text:p>1.3251</text:p>
          </table:table-cell>
          <table:table-cell table:style-name="ce3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2608436">
            <text:p>1.2608</text:p>
          </table:table-cell>
          <table:table-cell table:style-name="ce3" table:formula="of:=[.V32]" office:value-type="float" office:value="1.303">
            <text:p>1.303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3291903">
            <text:p>1.3292</text:p>
          </table:table-cell>
          <table:table-cell table:style-name="ce3" table:formula="of:=[.Y32]" office:value-type="float" office:value="1.322">
            <text:p>1.322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3485722">
            <text:p>1.3486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3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1.47258">
            <text:p>1.4726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59378">
            <text:p>1.5938</text:p>
          </table:table-cell>
          <table:table-cell table:style-name="ce3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31199">
            <text:p>1.3120</text:p>
          </table:table-cell>
          <table:table-cell table:style-name="ce3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24836">
            <text:p>1.2484</text:p>
          </table:table-cell>
          <table:table-cell table:style-name="ce3" table:formula="of:=[.V33]" office:value-type="float" office:value="1.303">
            <text:p>1.303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31603">
            <text:p>1.3160</text:p>
          </table:table-cell>
          <table:table-cell table:style-name="ce3" table:formula="of:=[.Y33]" office:value-type="float" office:value="1.322">
            <text:p>1.322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33522">
            <text:p>1.3352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32">
            <text:p>1.3200</text:p>
          </table:table-cell>
          <table:table-cell table:style-name="ce3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1.458">
            <text:p>1.458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578">
            <text:p>1.5780</text:p>
          </table:table-cell>
          <table:table-cell table:style-name="ce3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299">
            <text:p>1.2990</text:p>
          </table:table-cell>
          <table:table-cell table:style-name="ce3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236">
            <text:p>1.2360</text:p>
          </table:table-cell>
          <table:table-cell table:style-name="ce3" table:formula="of:=[.V34]" office:value-type="float" office:value="1.303">
            <text:p>1.303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303">
            <text:p>1.3030</text:p>
          </table:table-cell>
          <table:table-cell table:style-name="ce3" table:formula="of:=[.Y34]" office:value-type="float" office:value="1.322">
            <text:p>1.322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322">
            <text:p>1.322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32">
            <text:p>1.3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30693069306931">
            <text:p>1.3069</text:p>
          </table:table-cell>
          <table:table-cell table:style-name="ce3" table:formula="of:=[.D35]" office:value-type="float" office:value="1.458">
            <text:p>1.458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1.44356435643564">
            <text:p>1.4436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578">
            <text:p>1.578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56237623762376">
            <text:p>1.5624</text:p>
          </table:table-cell>
          <table:table-cell table:style-name="ce3" table:formula="of:=[.P35]" office:value-type="float" office:value="1.299">
            <text:p>1.299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28613861386139">
            <text:p>1.2861</text:p>
          </table:table-cell>
          <table:table-cell table:style-name="ce3" table:formula="of:=[.S35]" office:value-type="float" office:value="1.236">
            <text:p>1.236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22376237623762">
            <text:p>1.2238</text:p>
          </table:table-cell>
          <table:table-cell table:style-name="ce3" table:formula="of:=[.V35]" office:value-type="float" office:value="1.303">
            <text:p>1.303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9009900990099">
            <text:p>1.2901</text:p>
          </table:table-cell>
          <table:table-cell table:style-name="ce3" table:formula="of:=[.Y35]" office:value-type="float" office:value="1.322">
            <text:p>1.322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30891089108911">
            <text:p>1.3089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32">
            <text:p>1.3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29399078521714">
            <text:p>1.2940</text:p>
          </table:table-cell>
          <table:table-cell table:style-name="ce3" table:formula="of:=[.D36]" office:value-type="float" office:value="1.458">
            <text:p>1.458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1.42927164003529">
            <text:p>1.4293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578">
            <text:p>1.578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54690716596412">
            <text:p>1.5469</text:p>
          </table:table-cell>
          <table:table-cell table:style-name="ce3" table:formula="of:=[.P36]" office:value-type="float" office:value="1.299">
            <text:p>1.299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27340456817959">
            <text:p>1.2734</text:p>
          </table:table-cell>
          <table:table-cell table:style-name="ce3" table:formula="of:=[.S36]" office:value-type="float" office:value="1.236">
            <text:p>1.236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21164591706695">
            <text:p>1.2116</text:p>
          </table:table-cell>
          <table:table-cell table:style-name="ce3" table:formula="of:=[.V36]" office:value-type="float" office:value="1.303">
            <text:p>1.303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7732575237722">
            <text:p>1.2773</text:p>
          </table:table-cell>
          <table:table-cell table:style-name="ce3" table:formula="of:=[.Y36]" office:value-type="float" office:value="1.322">
            <text:p>1.322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9595137731595">
            <text:p>1.2960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3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1.41512043567851">
            <text:p>1.4151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53159125342982">
            <text:p>1.5316</text:p>
          </table:table-cell>
          <table:table-cell table:style-name="ce3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26079660215801">
            <text:p>1.2608</text:p>
          </table:table-cell>
          <table:table-cell table:style-name="ce3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19964942283857">
            <text:p>1.1996</text:p>
          </table:table-cell>
          <table:table-cell table:style-name="ce3" table:formula="of:=[.V37]" office:value-type="float" office:value="1.303">
            <text:p>1.303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26467896274972">
            <text:p>1.2647</text:p>
          </table:table-cell>
          <table:table-cell table:style-name="ce3" table:formula="of:=[.Y37]" office:value-type="float" office:value="1.322">
            <text:p>1.322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28312017556035">
            <text:p>1.2831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3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1.40110934225595">
            <text:p>1.4011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51642698359388">
            <text:p>1.5164</text:p>
          </table:table-cell>
          <table:table-cell table:style-name="ce3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24831346748318">
            <text:p>1.2483</text:p>
          </table:table-cell>
          <table:table-cell table:style-name="ce3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18777170578076">
            <text:p>1.1878</text:p>
          </table:table-cell>
          <table:table-cell table:style-name="ce3" table:formula="of:=[.V38]" office:value-type="float" office:value="1.303">
            <text:p>1.303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25215738886111">
            <text:p>1.2522</text:p>
          </table:table-cell>
          <table:table-cell table:style-name="ce3" table:formula="of:=[.Y38]" office:value-type="float" office:value="1.322">
            <text:p>1.322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27041601540628">
            <text:p>1.2704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25593470764091">
            <text:p>1.2559</text:p>
          </table:table-cell>
          <table:table-cell table:style-name="ce3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1.38723697253064">
            <text:p>1.3872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50141285504345">
            <text:p>1.5014</text:p>
          </table:table-cell>
          <table:table-cell table:style-name="ce3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23595392820117">
            <text:p>1.2360</text:p>
          </table:table-cell>
          <table:table-cell table:style-name="ce3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17601158988194">
            <text:p>1.1760</text:p>
          </table:table-cell>
          <table:table-cell table:style-name="ce3" table:formula="of:=[.V39]" office:value-type="float" office:value="1.303">
            <text:p>1.303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23975979095159">
            <text:p>1.2398</text:p>
          </table:table-cell>
          <table:table-cell table:style-name="ce3" table:formula="of:=[.Y39]" office:value-type="float" office:value="1.322">
            <text:p>1.322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25783763901612">
            <text:p>1.257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3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1.37350195300063">
            <text:p>1.3735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48654738123114">
            <text:p>1.4865</text:p>
          </table:table-cell>
          <table:table-cell table:style-name="ce3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22371676059521">
            <text:p>1.2237</text:p>
          </table:table-cell>
          <table:table-cell table:style-name="ce3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643679107742">
            <text:p>1.1644</text:p>
          </table:table-cell>
          <table:table-cell table:style-name="ce3" table:formula="of:=[.V40]" office:value-type="float" office:value="1.303">
            <text:p>1.303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22748494153623">
            <text:p>1.2275</text:p>
          </table:table-cell>
          <table:table-cell table:style-name="ce3" table:formula="of:=[.Y40]" office:value-type="float" office:value="1.322">
            <text:p>1.322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24538380100606">
            <text:p>1.2454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3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1.359902923763">
            <text:p>1.3599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47182909032786">
            <text:p>1.4718</text:p>
          </table:table-cell>
          <table:table-cell table:style-name="ce3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21160075306457">
            <text:p>1.2116</text:p>
          </table:table-cell>
          <table:table-cell table:style-name="ce3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15283951561802">
            <text:p>1.1528</text:p>
          </table:table-cell>
          <table:table-cell table:style-name="ce3" table:formula="of:=[.V41]" office:value-type="float" office:value="1.303">
            <text:p>1.303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2153316252834">
            <text:p>1.2153</text:p>
          </table:table-cell>
          <table:table-cell table:style-name="ce3" table:formula="of:=[.Y41]" office:value-type="float" office:value="1.322">
            <text:p>1.322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23305326832283">
            <text:p>1.2331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3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1.34643853837921">
            <text:p>1.3464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45725652507709">
            <text:p>1.4573</text:p>
          </table:table-cell>
          <table:table-cell table:style-name="ce3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19960470600452">
            <text:p>1.1996</text:p>
          </table:table-cell>
          <table:table-cell table:style-name="ce3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14142526298814">
            <text:p>1.1414</text:p>
          </table:table-cell>
          <table:table-cell table:style-name="ce3" table:formula="of:=[.V42]" office:value-type="float" office:value="1.303">
            <text:p>1.303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20329863889445">
            <text:p>1.2033</text:p>
          </table:table-cell>
          <table:table-cell table:style-name="ce3" table:formula="of:=[.Y42]" office:value-type="float" office:value="1.322">
            <text:p>1.322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22084482012162">
            <text:p>1.2208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3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1.33310746374179">
            <text:p>1.3331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44282824265058">
            <text:p>1.4428</text:p>
          </table:table-cell>
          <table:table-cell table:style-name="ce3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18772743168765">
            <text:p>1.1877</text:p>
          </table:table-cell>
          <table:table-cell table:style-name="ce3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13012402276053">
            <text:p>1.1301</text:p>
          </table:table-cell>
          <table:table-cell table:style-name="ce3" table:formula="of:=[.V43]" office:value-type="float" office:value="1.303">
            <text:p>1.303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9138479098461">
            <text:p>1.1914</text:p>
          </table:table-cell>
          <table:table-cell table:style-name="ce3" table:formula="of:=[.Y43]" office:value-type="float" office:value="1.322">
            <text:p>1.322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20875724764517">
            <text:p>1.2088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3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1.31990837994237">
            <text:p>1.3199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42854281450553">
            <text:p>1.4285</text:p>
          </table:table-cell>
          <table:table-cell table:style-name="ce3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17596775414619">
            <text:p>1.1760</text:p>
          </table:table-cell>
          <table:table-cell table:style-name="ce3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11893467600053">
            <text:p>1.1189</text:p>
          </table:table-cell>
          <table:table-cell table:style-name="ce3" table:formula="of:=[.V44]" office:value-type="float" office:value="1.303">
            <text:p>1.303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7958890196496">
            <text:p>1.1796</text:p>
          </table:table-cell>
          <table:table-cell table:style-name="ce3" table:formula="of:=[.Y44]" office:value-type="float" office:value="1.322">
            <text:p>1.322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9678935410412">
            <text:p>1.19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840085">
            <text:p>84008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366063">
            <text:p>2366063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26.62139322241">
            <text:p>26.6214</text:p>
          </table:table-cell>
          <table:table-cell table:style-name="ce2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26.3578150716931">
            <text:p>26.3578</text:p>
          </table:table-cell>
          <table:table-cell table:style-name="ce3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26.0968466056367">
            <text:p>26.0968</text:p>
          </table:table-cell>
          <table:table-cell table:style-name="ce3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25.8384619857789">
            <text:p>25.8385</text:p>
          </table:table-cell>
          <table:table-cell table:style-name="ce3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25.5826356294841">
            <text:p>25.5826</text:p>
          </table:table-cell>
          <table:table-cell table:style-name="ce3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4.50393869138">
            <text:p>14.5039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25.32934220741">
            <text:p>25.3293</text:p>
          </table:table-cell>
          <table:table-cell table:style-name="ce3" table:formula="of:=[.Y6]" office:value-type="float" office:value="34.04">
            <text:p>34.04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776382105404">
            <text:p>35.7764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25.078556641">
            <text:p>25.0786</text:p>
          </table:table-cell>
          <table:table-cell table:style-name="ce3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24.8302541">
            <text:p>24.8303</text:p>
          </table:table-cell>
          <table:table-cell table:style-name="ce3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8">
            <text:p>13.8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4.07738">
            <text:p>14.0774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24.58441">
            <text:p>24.5844</text:p>
          </table:table-cell>
          <table:table-cell table:style-name="ce3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8">
            <text:p>13.8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938">
            <text:p>13.9380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24.341">
            <text:p>24.3410</text:p>
          </table:table-cell>
          <table:table-cell table:style-name="ce3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8">
            <text:p>13.80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24.1">
            <text:p>24.1000</text:p>
          </table:table-cell>
          <table:table-cell table:style-name="ce3" table:formula="of:=[.Y11]" office:value-type="float" office:value="34.04">
            <text:p>34.04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4.04">
            <text:p>34.04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8">
            <text:p>13.8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6633663366337">
            <text:p>13.6634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24.1">
            <text:p>24.1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23.8613861386139">
            <text:p>23.8614</text:p>
          </table:table-cell>
          <table:table-cell table:style-name="ce3" table:formula="of:=[.Y12]" office:value-type="float" office:value="34.04">
            <text:p>34.04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8">
            <text:p>13.8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3.5280854818155">
            <text:p>13.5281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24.1">
            <text:p>24.1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23.6251347907068">
            <text:p>23.6251</text:p>
          </table:table-cell>
          <table:table-cell table:style-name="ce3" table:formula="of:=[.Y13]" office:value-type="float" office:value="34.04">
            <text:p>34.04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23.3912225650562">
            <text:p>23.3912</text:p>
          </table:table-cell>
          <table:table-cell table:style-name="ce3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23.1596263020359">
            <text:p>23.1596</text:p>
          </table:table-cell>
          <table:table-cell table:style-name="ce3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3.1302264889731">
            <text:p>13.1302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22.9303230713226">
            <text:p>22.9303</text:p>
          </table:table-cell>
          <table:table-cell table:style-name="ce3" table:formula="of:=[.Y16]" office:value-type="float" office:value="34.04">
            <text:p>34.04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2.3878920061337">
            <text:p>32.3879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22.7032901696264">
            <text:p>22.7033</text:p>
          </table:table-cell>
          <table:table-cell table:style-name="ce3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22.478505118442">
            <text:p>22.4785</text:p>
          </table:table-cell>
          <table:table-cell table:style-name="ce3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22.2559456618237">
            <text:p>22.2559</text:p>
          </table:table-cell>
          <table:table-cell table:style-name="ce3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22.0355897641819">
            <text:p>22.0356</text:p>
          </table:table-cell>
          <table:table-cell table:style-name="ce3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21.8174156081009">
            <text:p>21.8174</text:p>
          </table:table-cell>
          <table:table-cell table:style-name="ce3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2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61053905884954">
            <text:p>1.6105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74309371389888">
            <text:p>1.7431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43490414090915">
            <text:p>1.4349</text:p>
          </table:table-cell>
          <table:table-cell table:style-name="ce2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36531294700825">
            <text:p>1.3653</text:p>
          </table:table-cell>
          <table:table-cell table:style-name="ce2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67902563062503">
            <text:p>1.6790</text:p>
          </table:table-cell>
          <table:table-cell table:style-name="ce2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6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3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1.5945931275738">
            <text:p>1.5946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72583536029592">
            <text:p>1.7258</text:p>
          </table:table-cell>
          <table:table-cell table:style-name="ce3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42069716921698">
            <text:p>1.4207</text:p>
          </table:table-cell>
          <table:table-cell table:style-name="ce3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35179499703787">
            <text:p>1.3518</text:p>
          </table:table-cell>
          <table:table-cell table:style-name="ce3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66240161448023">
            <text:p>1.6624</text:p>
          </table:table-cell>
          <table:table-cell table:style-name="ce3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6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3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1.57880507680574">
            <text:p>1.578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70874788148111">
            <text:p>1.7087</text:p>
          </table:table-cell>
          <table:table-cell table:style-name="ce3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40663086061088">
            <text:p>1.4066</text:p>
          </table:table-cell>
          <table:table-cell table:style-name="ce3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33841088815631">
            <text:p>1.3384</text:p>
          </table:table-cell>
          <table:table-cell table:style-name="ce3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64594219255468">
            <text:p>1.6459</text:p>
          </table:table-cell>
          <table:table-cell table:style-name="ce3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6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3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1.56317334337202">
            <text:p>1.5632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69182958562486">
            <text:p>1.6918</text:p>
          </table:table-cell>
          <table:table-cell table:style-name="ce3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39270382238701">
            <text:p>1.3927</text:p>
          </table:table-cell>
          <table:table-cell table:style-name="ce3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32515929520426">
            <text:p>1.3252</text:p>
          </table:table-cell>
          <table:table-cell table:style-name="ce3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62964573520266">
            <text:p>1.6296</text:p>
          </table:table-cell>
          <table:table-cell table:style-name="ce3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6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3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1.54769637957626">
            <text:p>1.5477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67507879764838">
            <text:p>1.6751</text:p>
          </table:table-cell>
          <table:table-cell table:style-name="ce3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3789146756307">
            <text:p>1.3789</text:p>
          </table:table-cell>
          <table:table-cell table:style-name="ce3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31203890614284">
            <text:p>1.3120</text:p>
          </table:table-cell>
          <table:table-cell table:style-name="ce3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61351062891352">
            <text:p>1.6135</text:p>
          </table:table-cell>
          <table:table-cell table:style-name="ce3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6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.387333266132">
            <text:p>1.3873</text:p>
          </table:table-cell>
          <table:table-cell table:style-name="ce3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1.5323726530458">
            <text:p>1.5324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6584938590578">
            <text:p>1.6585</text:p>
          </table:table-cell>
          <table:table-cell table:style-name="ce3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3652620550799">
            <text:p>1.3653</text:p>
          </table:table-cell>
          <table:table-cell table:style-name="ce3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2990484219236">
            <text:p>1.2990</text:p>
          </table:table-cell>
          <table:table-cell table:style-name="ce3" table:formula="of:=[.V29]" office:value-type="float" office:value="1.52">
            <text:p>1.52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597535276152">
            <text:p>1.5975</text:p>
          </table:table-cell>
          <table:table-cell table:style-name="ce3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6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3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1.51720064658">
            <text:p>1.5172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64207312778">
            <text:p>1.6421</text:p>
          </table:table-cell>
          <table:table-cell table:style-name="ce3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35174460899">
            <text:p>1.3517</text:p>
          </table:table-cell>
          <table:table-cell table:style-name="ce3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28618655636">
            <text:p>1.2862</text:p>
          </table:table-cell>
          <table:table-cell table:style-name="ce3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5817180952">
            <text:p>1.5817</text:p>
          </table:table-cell>
          <table:table-cell table:style-name="ce3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6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3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1.502178858">
            <text:p>1.5022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625814978">
            <text:p>1.6258</text:p>
          </table:table-cell>
          <table:table-cell table:style-name="ce3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338360999">
            <text:p>1.3384</text:p>
          </table:table-cell>
          <table:table-cell table:style-name="ce3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273452036">
            <text:p>1.2735</text:p>
          </table:table-cell>
          <table:table-cell table:style-name="ce3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56605752">
            <text:p>1.5661</text:p>
          </table:table-cell>
          <table:table-cell table:style-name="ce3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6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3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1.4873058">
            <text:p>1.487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6097178">
            <text:p>1.6097</text:p>
          </table:table-cell>
          <table:table-cell table:style-name="ce3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3251099">
            <text:p>1.3251</text:p>
          </table:table-cell>
          <table:table-cell table:style-name="ce3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2608436">
            <text:p>1.2608</text:p>
          </table:table-cell>
          <table:table-cell table:style-name="ce3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550552">
            <text:p>1.5506</text:p>
          </table:table-cell>
          <table:table-cell table:style-name="ce3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6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3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1.47258">
            <text:p>1.4726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59378">
            <text:p>1.5938</text:p>
          </table:table-cell>
          <table:table-cell table:style-name="ce3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31199">
            <text:p>1.3120</text:p>
          </table:table-cell>
          <table:table-cell table:style-name="ce3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24836">
            <text:p>1.2484</text:p>
          </table:table-cell>
          <table:table-cell table:style-name="ce3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5352">
            <text:p>1.5352</text:p>
          </table:table-cell>
          <table:table-cell table:style-name="ce3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6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.32">
            <text:p>1.3200</text:p>
          </table:table-cell>
          <table:table-cell table:style-name="ce3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1.458">
            <text:p>1.458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578">
            <text:p>1.5780</text:p>
          </table:table-cell>
          <table:table-cell table:style-name="ce3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299">
            <text:p>1.2990</text:p>
          </table:table-cell>
          <table:table-cell table:style-name="ce3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236">
            <text:p>1.2360</text:p>
          </table:table-cell>
          <table:table-cell table:style-name="ce3" table:formula="of:=[.V34]" office:value-type="float" office:value="1.52">
            <text:p>1.52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52">
            <text:p>1.5200</text:p>
          </table:table-cell>
          <table:table-cell table:style-name="ce3" table:formula="of:=[.Y34]" office:value-type="float" office:value="1.705">
            <text:p>1.705</text:p>
          </table:table-cell>
          <table:table-cell table:style-name="ce1" office:value-type="float" office:value="0">
            <text:p>0</text:p>
          </table:table-cell>
          <table:table-cell table:style-name="ce7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.32">
            <text:p>1.3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.30693069306931">
            <text:p>1.3069</text:p>
          </table:table-cell>
          <table:table-cell table:style-name="ce3" table:formula="of:=[.D35]" office:value-type="float" office:value="1.458">
            <text:p>1.458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1.44356435643564">
            <text:p>1.4436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578">
            <text:p>1.578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56237623762376">
            <text:p>1.5624</text:p>
          </table:table-cell>
          <table:table-cell table:style-name="ce3" table:formula="of:=[.P35]" office:value-type="float" office:value="1.299">
            <text:p>1.299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28613861386139">
            <text:p>1.2861</text:p>
          </table:table-cell>
          <table:table-cell table:style-name="ce3" table:formula="of:=[.S35]" office:value-type="float" office:value="1.236">
            <text:p>1.236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22376237623762">
            <text:p>1.2238</text:p>
          </table:table-cell>
          <table:table-cell table:style-name="ce3" table:formula="of:=[.V35]" office:value-type="float" office:value="1.52">
            <text:p>1.52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50495049504951">
            <text:p>1.5050</text:p>
          </table:table-cell>
          <table:table-cell table:style-name="ce3" table:formula="of:=[.Y35]" office:value-type="float" office:value="1.705">
            <text:p>1.705</text:p>
          </table:table-cell>
          <table:table-cell table:style-name="ce5" table:formula="of:=[.Z35]-0.5" office:value-type="float" office:value="-0.5">
            <text:p>-0.5</text:p>
          </table:table-cell>
          <table:table-cell table:style-name="ce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.32">
            <text:p>1.3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.29399078521714">
            <text:p>1.2940</text:p>
          </table:table-cell>
          <table:table-cell table:style-name="ce3" table:formula="of:=[.D36]" office:value-type="float" office:value="1.458">
            <text:p>1.458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1.42927164003529">
            <text:p>1.4293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578">
            <text:p>1.578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54690716596412">
            <text:p>1.5469</text:p>
          </table:table-cell>
          <table:table-cell table:style-name="ce3" table:formula="of:=[.P36]" office:value-type="float" office:value="1.299">
            <text:p>1.299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27340456817959">
            <text:p>1.2734</text:p>
          </table:table-cell>
          <table:table-cell table:style-name="ce3" table:formula="of:=[.S36]" office:value-type="float" office:value="1.236">
            <text:p>1.236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21164591706695">
            <text:p>1.2116</text:p>
          </table:table-cell>
          <table:table-cell table:style-name="ce3" table:formula="of:=[.V36]" office:value-type="float" office:value="1.52">
            <text:p>1.52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49004999509852">
            <text:p>1.4900</text:p>
          </table:table-cell>
          <table:table-cell table:style-name="ce3" table:formula="of:=[.Y36]" office:value-type="float" office:value="1.705">
            <text:p>1.705</text:p>
          </table:table-cell>
          <table:table-cell table:style-name="ce5" table:formula="of:=[.Z36]-0.5" office:value-type="float" office:value="-1">
            <text:p>-1</text:p>
          </table:table-cell>
          <table:table-cell table:style-name="ce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3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1.41512043567851">
            <text:p>1.4151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53159125342982">
            <text:p>1.5316</text:p>
          </table:table-cell>
          <table:table-cell table:style-name="ce3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26079660215801">
            <text:p>1.2608</text:p>
          </table:table-cell>
          <table:table-cell table:style-name="ce3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19964942283857">
            <text:p>1.1996</text:p>
          </table:table-cell>
          <table:table-cell table:style-name="ce3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47529702485002">
            <text:p>1.4753</text:p>
          </table:table-cell>
          <table:table-cell table:style-name="ce3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6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3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1.40110934225595">
            <text:p>1.4011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51642698359388">
            <text:p>1.5164</text:p>
          </table:table-cell>
          <table:table-cell table:style-name="ce3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24831346748318">
            <text:p>1.2483</text:p>
          </table:table-cell>
          <table:table-cell table:style-name="ce3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18777170578076">
            <text:p>1.1878</text:p>
          </table:table-cell>
          <table:table-cell table:style-name="ce3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46069012361388">
            <text:p>1.4607</text:p>
          </table:table-cell>
          <table:table-cell table:style-name="ce3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6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.25593470764091">
            <text:p>1.2559</text:p>
          </table:table-cell>
          <table:table-cell table:style-name="ce3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1.38723697253064">
            <text:p>1.3872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50141285504345">
            <text:p>1.5014</text:p>
          </table:table-cell>
          <table:table-cell table:style-name="ce3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23595392820117">
            <text:p>1.2360</text:p>
          </table:table-cell>
          <table:table-cell table:style-name="ce3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17601158988194">
            <text:p>1.1760</text:p>
          </table:table-cell>
          <table:table-cell table:style-name="ce3" table:formula="of:=[.V39]" office:value-type="float" office:value="1.52">
            <text:p>1.52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44622784516226">
            <text:p>1.4462</text:p>
          </table:table-cell>
          <table:table-cell table:style-name="ce3" table:formula="of:=[.Y39]" office:value-type="float" office:value="1.705">
            <text:p>1.705</text:p>
          </table:table-cell>
          <table:table-cell table:style-name="ce1" table:formula="of:=[.Z39]-0.5" office:value-type="float" office:value="-2.5">
            <text:p>-2.5</text:p>
          </table:table-cell>
          <table:table-cell table:style-name="ce6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3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1.37350195300063">
            <text:p>1.3735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48654738123114">
            <text:p>1.4865</text:p>
          </table:table-cell>
          <table:table-cell table:style-name="ce3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22371676059521">
            <text:p>1.2237</text:p>
          </table:table-cell>
          <table:table-cell table:style-name="ce3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1643679107742">
            <text:p>1.1644</text:p>
          </table:table-cell>
          <table:table-cell table:style-name="ce3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43190875758639">
            <text:p>1.4319</text:p>
          </table:table-cell>
          <table:table-cell table:style-name="ce3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6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3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1.359902923763">
            <text:p>1.3599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47182909032786">
            <text:p>1.4718</text:p>
          </table:table-cell>
          <table:table-cell table:style-name="ce3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21160075306457">
            <text:p>1.2116</text:p>
          </table:table-cell>
          <table:table-cell table:style-name="ce3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15283951561802">
            <text:p>1.1528</text:p>
          </table:table-cell>
          <table:table-cell table:style-name="ce3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41773144315485">
            <text:p>1.4177</text:p>
          </table:table-cell>
          <table:table-cell table:style-name="ce3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6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3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1.34643853837921">
            <text:p>1.3464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45725652507709">
            <text:p>1.4573</text:p>
          </table:table-cell>
          <table:table-cell table:style-name="ce3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19960470600452">
            <text:p>1.1996</text:p>
          </table:table-cell>
          <table:table-cell table:style-name="ce3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14142526298814">
            <text:p>1.1414</text:p>
          </table:table-cell>
          <table:table-cell table:style-name="ce3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40369449817311">
            <text:p>1.4037</text:p>
          </table:table-cell>
          <table:table-cell table:style-name="ce3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6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3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1.33310746374179">
            <text:p>1.3331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44282824265058">
            <text:p>1.4428</text:p>
          </table:table-cell>
          <table:table-cell table:style-name="ce3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18772743168765">
            <text:p>1.1877</text:p>
          </table:table-cell>
          <table:table-cell table:style-name="ce3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13012402276053">
            <text:p>1.1301</text:p>
          </table:table-cell>
          <table:table-cell table:style-name="ce3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38979653284467">
            <text:p>1.3898</text:p>
          </table:table-cell>
          <table:table-cell table:style-name="ce3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6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3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1.31990837994237">
            <text:p>1.3199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42854281450553">
            <text:p>1.4285</text:p>
          </table:table-cell>
          <table:table-cell table:style-name="ce3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17596775414619">
            <text:p>1.1760</text:p>
          </table:table-cell>
          <table:table-cell table:style-name="ce3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11893467600053">
            <text:p>1.1189</text:p>
          </table:table-cell>
          <table:table-cell table:style-name="ce3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37603617113333">
            <text:p>1.3760</text:p>
          </table:table-cell>
          <table:table-cell table:style-name="ce3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6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840085">
            <text:p>84008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366063">
            <text:p>2366063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2" table:default-cell-style-name="Default"/>
        <table:table-column table:style-name="co1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2015／06／09</text:date>, <text:time>12:03:4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9T12:03:48.19</dc:date>
    <meta:editing-duration>P47DT3H31M14S</meta:editing-duration>
    <meta:editing-cycles>162</meta:editing-cycles>
    <meta:generator>OpenOffice/4.1.1$Win32 OpenOffice.org_project/411m6$Build-9775</meta:generator>
    <meta:document-statistic meta:table-count="9" meta:cell-count="4913" meta:object-count="0"/>
  </office:meta>
</office:document-meta>
</file>